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ublic class RecursionExample4 { <text:s/></text:p>
      <text:p text:style-name="Standard"><text:s text:c="4"/>static int n1=0,n2=1,n3=0; <text:s text:c="5"/></text:p>
      <text:p text:style-name="Standard"><text:s text:c="5"/>static void printFibo(int count){ <text:s text:c="5"/></text:p>
      <text:p text:style-name="Standard"><text:s text:c="8"/>if(count&gt;0){ <text:s text:c="5"/></text:p>
      <text:p text:style-name="Standard"><text:s text:c="13"/>n3 = n1 + n2; <text:s text:c="5"/></text:p>
      <text:p text:style-name="Standard"><text:s text:c="13"/>n1 = n2; <text:s text:c="5"/></text:p>
      <text:p text:style-name="Standard"><text:s text:c="13"/>n2 = n3; <text:s text:c="5"/></text:p>
      <text:p text:style-name="Standard"><text:s text:c="13"/>System.out.print(" "+n3); <text:s text:c="4"/></text:p>
      <text:p text:style-name="Standard"><text:s text:c="13"/>printFibo(count-1); <text:s text:c="5"/></text:p>
      <text:p text:style-name="Standard"><text:s text:c="9"/>} <text:s text:c="5"/></text:p>
      <text:p text:style-name="Standard"><text:s text:c="5"/>} <text:s text:c="7"/></text:p>
      <text:p text:style-name="Standard"><text:s text:c="2"/></text:p>
      <text:p text:style-name="Standard">public static void main(String[] args) { <text:s/></text:p>
      <text:p text:style-name="Standard"><text:s text:c="4"/>int count=15; <text:s text:c="5"/></text:p>
      <text:p text:style-name="Standard"><text:s text:c="6"/>System.out.print(n1+" "+n2);//printing 0 and 1 <text:s text:c="5"/></text:p>
      <text:p text:style-name="Standard"><text:s text:c="6"/>printFibo(count-2);//n-2 because 2 numbers are already printed <text:s text:c="4"/></text:p>
      <text:p text:style-name="Standard">} <text:s/></text:p>
      <text:p text:style-name="Standard">}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2T12:18:10.724607771</meta:creation-date>
    <dc:date>2023-03-12T12:18:36.916483990</dc:date>
    <meta:editing-duration>PT26S</meta:editing-duration>
    <meta:editing-cycles>1</meta:editing-cycles>
    <meta:document-statistic meta:table-count="0" meta:image-count="0" meta:object-count="0" meta:page-count="1" meta:paragraph-count="18" meta:word-count="50" meta:character-count="541" meta:non-whitespace-character-count="308"/>
    <meta:generator>LibreOffice/6.4.7.2$Linux_X86_64 LibreOffice_project/40$Build-2</meta:generator>
  </office:meta>
</office:document-meta>
</file>